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aee" officeooo:paragraph-rsid="001b6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4:18:38.032972581</meta:creation-date>
    <dc:date>2021-06-25T14:18:55.189462732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